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text-properties officeooo:paragraph-rsid="000049d3"/>
    </style:style>
    <style:style style:name="P2" style:family="paragraph" style:parent-style-name="Standard">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officeooo:rsid="000049d3"/>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text:span text:style-name="T1">Vor dem Hintergrund der verschiedenen Stadien der Herausbildung einer neoliberalen Hegemoniegewinnung argumentiert Rehmann für eine Weiterentwicklung klassischer Ideologietheorien (189ff ). Worin soll sie bestehen?</text:span></text:p>
      <text:p text:style-name="P1">Wenn der Neoliberalismus einerseits darin besteht den Staat (im Sinne des Sozialstaates) abzubauen und dieser nur noch als Garant der Konkurrenz, sowie als Repressions- und Überwachungsmacht fungieren soll und diese Entwicklung mit der Privatisierung, diverser Bereichen (Schulen, Krankenhäuser, sogar Straßen oder Repressions- und Überwachungsaufgaben, etc.) einhergeht ist es plausibel anzunehmen, dass sich somit auch für das ideologische Feld, bzw. die ISAs etwas verändert: z.B. die Schule als führenden ISA anzunehmen (wie Althusser es tat), scheint »unter den Bedingungen des neoliberalen Abbaus des öffentlichen Schulsystems kaum aufrechtzuerhalten« (S. 190). </text:p>
      <text:p text:style-name="P1"/>
      <text:p text:style-name="P1">Damit muss aber das Ideologische sich vermehrt vom Staat wegbewegen, hinzu etwas, welches Rehmann (in Anlehnung an Marx und Weber) bezeichnet als »ideologische Vergesellschaftung durch Sekten und Privatvereine«, welche einerseits Teil sind des „integralen Staats“, andererseits »unmittelbar mit bürgerlichen Gesellschaftsinteressen verbunden« (ebd.) sind. Einerseits liegt es, meiner Meinung nach, nahe, diese Übertragung hinzu »Privatvereinen«, selbst als Reproduktion der Ideologie zu nutzen<text:note text:id="ftn0" text:note-class="footnote"><text:note-citation>1</text:note-citation><text:note-body><text:p text:style-name="Footnote"><text:span text:style-name="T2">Z</text:span>.B. die Privatschule reproduziert von sich aus die Ideologie der Privatisierung und Konkruenz, indem sie sagt: »hier wirst du besser unterrichtet, hier bist du frei, weil du selbst gewählt hast«. Die Privatvereine sind – würde ich vorschlage<text:span text:style-name="T2">n – insofern selbst schon eine Form »neoliberaler Anrufung persönlicher Freiheit«.</text:span></text:p></text:note-body></text:note> andererseits betont Rehmann, dass neoliberale Ideologie in der Kompromissbildung ebenfalls Widersprüche erzeugt, die die Philosophie des Liberalismus als solche nicht verdecken kann. Stattdessen ist (vor allem in der 2. Phase des Neoliberalismus), die Integration »linker« Themenfelder und Befreiungselementen hinzugekommen.</text:p>
      <text:p text:style-name="P2"/>
      <text:p text:style-name="P2">Eine Weiterentwicklung der Ideologietheorie, muss also diese Verlagerung zu Privatvereinen als Multiplikatoren von Ideologie mitberücksichtigen, sowie die Widersprüche zwischen den Befreiungsversprechen und der »ideologischen Fremdbestimmung« (S. 201) aufdecken. Dazu gehört insbesondere mit den vom Neoliberalismus angeeigneten „linken“ Ideen umzugehen. Dazu sei nach</text:p>
      <text:p text:style-name="P2">Rehmann eine »realitätstaugliche und mehrheitsfähige linke Alternative« (S. 198) nötig.</text:p>
      <text:p text:style-name="Standard"/>
      <text:p text:style-name="Standard"><text:span text:style-name="T3">4. </text:span><text:span text:style-name="T1">Loic Wacquant grenzt sich von ökonomischen Bestimmungen des Neoliberalismus ab und beansprucht, eine „thicker notion“ zu entwickeln. Worin besteht diese?</text:span></text:p>
      <text:p text:style-name="P1">Was als Ausgangspunkt gesehen werden kann ist Wacquants Feststellung, dass einerseits die Wirtschaft dereguliert, andererseits Repression und Überwachung, »in every area of social life« (S. 305) aufkommen – also: <text:span text:style-name="T1">De</text:span>regulierung der Wirtschaft bei gleichzeitiger <text:span text:style-name="T1">Regulierung</text:span> des Sozialen (was vor allem während Corona offen zu Tage trat: starke Auflagen im Privaten, bei vergleichsweise schwachen Einschränkungen auf der Arbeit). Dieser Widerspruch lässt sich in verschiedenen Begriffspaaren darstellen: Dergeulation – Regulation, »small government« – »big government«, »laissez-fair at the top« – »anything but laissez-fair at the bottom«. Das bringt Wacquant dazu von einer rein wirtschaftlichen Bestimmung des Neoliberalismus abzuweichen und ein »fully sociological understanding« (S. 306) zu fordern. </text:p>
      <text:p text:style-name="P1"/>
      <text:p text:style-name="P1">Neben seiner Kurzdefinition von Neoliberalismus als »<text:span text:style-name="T1">transnational political project</text:span> aiming to remake the nexus of market, state and citizenship from above« (S. 306), bestimmt er vier hauptsächliche Elemente: 1. Deregulierung, 2. Abbau des Sozialstaats, 3. individuelle Verantwortung und 4. Zunahme des Strafapparates (vgl. S. 307). Dabei zielt die Deregulierung nicht nur auf z.B. die Deregulierung der Banken, sondern generell auf »organizing [...] human activities« (ebd.) was sich unter anderem an der Privatisierung zentraler öffentlicher Bereiche zeigt: nicht nur Schwimmbäder, auch Schulen, Krankenhäuser, etc. Auch der Abbau des Sozialstaats zielt nicht bloß auf die offensichtliche direkte <text:soft-page-break/>Reduzierung der Kosten und Leistungen des Staates, sondern auf einerseits die »intensification of commodification« (ebd.) und andererseits die Etablierung einer Klienten-Beziehung zwischen Staat und (prekär, bzw. nicht-) Beschäftigten<text:note text:id="ftn1" text:note-class="footnote"><text:note-citation>2</text:note-citation><text:note-body><text:p text:style-name="Footnote">Dies wird schnell ersichtlich, wenn man sich z.B. Jobcenter vor Augen führt.</text:p></text:note-body></text:note>. Individuelle Verantwortung zielt auf eine Totalisierung vonMarkt und Konkurrenz, durch Eindringen in sämtliche Lebensbereiche, was sich vor allem durch die Übernahme eines wirtschaftlichen »Vokabulars« auf den Bereich des Privaten und Sozialen realisiert: „ich als mein eigener Manager muss mich vermarkten und optimieren durch »Investments« in meine Zukunft“ etc. Während die individuelle Verantwortung zunimmt, nimmt die des Staates ab. Schließlich nennt Wacquant die Zunahme des Strafapparates, um die entstehende soziale Ungleichheit und Unsicherheit aufzufangen. Dabei ist dies kein zufälliges Nebenprodukt, sondern Programm des Neoliberalismus.</text:p>
      <text:p text:style-name="P2"/>
      <text:p text:style-name="P1">An diesen letzten beiden Aspekte zeigt sich der oben genannte Widersprucham deutlichsten: während vor allem für die Ober- und Mittelschicht, der dritte Aspekt für etwas wie ein laissez-fair (»at the top«) steht, handelt es sich bei vierten – »at the bottom« – um das genaue Gegenteil (vgl. S. 308). Man könnte dies auch mit den Worten »small« bzw. »big government« beschreiben: während für die Ober- und Mittelschicht der Staat als schlanker erscheint, der Selbstverantwortung fördert (und fordert), tritt der Staat für die von Armut Betroffenen als starker Staat auf: intervenierend, strafend, befehlend. </text:p>
      <text:p text:style-name="P1"/>
      <text:p text:style-name="P1">Dieser Anstieg des Strafapparats wird mit verschiedenen Statistiken belegt, in denen die Zahl der Einkerkerungen steigen bei gleichzeitigem Rückgang der Kriminalität (vgl. z.B. S. 309). Da die Betroffenen in aller Regel aus ärmeren Schichten kommen (bzw. Migrant*innen sind), erscheinen diese als kriminell, während es die Deregulierung und der Abbau des Sozialstaates sind, die sie erst verarmen lassen und die Zunahme von Repression und Überwachung, die sie dann kriminalisier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3T18:20:14.756055356</meta:creation-date>
    <dc:date>2022-05-23T18:30:14.491467208</dc:date>
    <meta:editing-duration>PT10M1S</meta:editing-duration>
    <meta:editing-cycles>1</meta:editing-cycles>
    <meta:generator>LibreOffice/7.3.3.2$Linux_X86_64 LibreOffice_project/30$Build-2</meta:generator>
    <meta:document-statistic meta:table-count="0" meta:image-count="0" meta:object-count="0" meta:page-count="2" meta:paragraph-count="12" meta:word-count="808" meta:character-count="6191" meta:non-whitespace-character-count="5384"/>
  </office:meta>
</office:document-meta>
</file>